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b79" officeooo:paragraph-rsid="00021450"/>
    </style:style>
    <style:style style:name="P2" style:family="paragraph" style:parent-style-name="Standard">
      <style:text-properties fo:font-weight="bold" officeooo:rsid="00008b79" officeooo:paragraph-rsid="00008b79" style:font-weight-asian="bold" style:font-weight-complex="bold"/>
    </style:style>
    <style:style style:name="P3" style:family="paragraph" style:parent-style-name="Standard">
      <style:text-properties fo:font-weight="bold" officeooo:rsid="0002b381" officeooo:paragraph-rsid="0002b381" style:font-weight-asian="bold" style:font-weight-complex="bold"/>
    </style:style>
    <style:style style:name="P4" style:family="paragraph" style:parent-style-name="Standard">
      <style:text-properties officeooo:rsid="00021450" officeooo:paragraph-rsid="00008b79"/>
    </style:style>
    <style:style style:name="P5" style:family="paragraph" style:parent-style-name="Standard">
      <style:text-properties fo:language="el" fo:country="GR" fo:font-weight="bold" officeooo:rsid="000462ff" officeooo:paragraph-rsid="000462ff" style:font-weight-asian="bold" style:font-weight-complex="bold"/>
    </style:style>
    <style:style style:name="P6" style:family="paragraph" style:parent-style-name="Standard">
      <style:text-properties fo:language="el" fo:country="GR" fo:font-weight="bold" officeooo:rsid="000a1c3e" officeooo:paragraph-rsid="000a1c3e" style:font-weight-asian="bold" style:font-weight-complex="bold"/>
    </style:style>
    <style:style style:name="T1" style:family="text">
      <style:text-properties officeooo:rsid="0002145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5d8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Σκοπός</text:p>
      <text:p text:style-name="P4"/>
      <text:p text:style-name="P1"><text:s/><text:span text:style-name="T1">Ο </text:span>σκοπός της διαδικτυακής πλατφόρμας που θα υλοποιηθεί είναι <text:span text:style-name="T1">η διευκόλυνση της πρόσβασης των γονέων σε δραστηριότητες ψυχαγωγίας για τα παιδιά τους. Επιπλέον, δίνεται η δυνατότητα προβολής σε διάφορες επιχειρήσεις. Πρόκειται για μια καινοτόμα εφαρμογή που προτείνει ένα εναλλακτικό τρόπο παροχής υπηρεσιών με πολλαπλά οφέλη. </text:span></text:p>
      <text:p text:style-name="P1"/>
      <text:p text:style-name="P3">Χρήστες</text:p>
      <text:p text:style-name="P3"><text:span text:style-name="T2"/></text:p>
      <text:p text:style-name="P3"><text:span text:style-name="T2"><text:s/>Οι κατηγορίες των χρηστών είναι οι εξής:</text:span></text:p>
      <text:p text:style-name="P3"><text:span text:style-name="T2"/></text:p>
      <text:p text:style-name="P3"><text:span text:style-name="T2">-Ανώνυμος χρήστης: πρόκειται για μη συνδεδεμένο περιηγητή στην εφαρμογή</text:span></text:p>
      <text:p text:style-name="P3"><text:span text:style-name="T2">-Γονέας: συνδεδεμένος χρήστης με σκοπό την αναζήτηση και επιλογή κάποιας δραστηριότητας</text:span></text:p>
      <text:p text:style-name="P3"><text:span text:style-name="T2">-Πάροχος υπηρεσιών: συνδεδεμένος χρήστης ο οποίος προσφέρει υπηρεσίες και προβάλλεται μέσω της εφαρμογής</text:span></text:p>
      <text:p text:style-name="P3"><text:span text:style-name="T2">-Διαχειριστής: ελέγχει τα δικαιώματα των υπολοίπων χρηστών και φροντίζει για την ομαλή λειτουργία της πλατφόρμας</text:span></text:p>
      <text:p text:style-name="P3"><text:span text:style-name="T2"/></text:p>
      <text:p text:style-name="P3"><text:span text:style-name="T2"/></text:p>
      <text:p text:style-name="P5">Περιορισμοί</text:p>
      <text:p text:style-name="P5"><text:span text:style-name="T2"/></text:p>
      <text:p text:style-name="P5"><text:span text:style-name="T2"/></text:p>
      <text:p text:style-name="P5"><text:span text:style-name="T2"/></text:p>
      <text:p text:style-name="P5">Παραδοχές</text:p>
      <text:p text:style-name="P5"><text:span text:style-name="T2"/></text:p>
      <text:p text:style-name="P5"><text:span text:style-name="T2"/></text:p>
      <text:p text:style-name="P5"><text:span text:style-name="T2"><text:s/></text:span></text:p>
      <text:p text:style-name="P5">Εμβέλεια</text:p>
      <text:p text:style-name="P5"><text:span text:style-name="T2"/></text:p>
      <text:p text:style-name="P5"><text:span text:style-name="T2"><text:s/></text:span><text:span text:style-name="T3">Η πλατφόρμα έχει σαν απαίτηση οι πάροχοι υπηρεσιών να ανήκουν στο νομό Αττικής. Ο λόγος αυτής της επιλογής είναι ότι η εφαρμογή βρίσκεται σε αρχικό στάδιο και κρίνεται σκόπιμο να δοκιμαστεί σε μικρή κλίμακα.</text:span></text:p>
      <text:p text:style-name="P5"><text:span text:style-name="T3"/></text:p>
      <text:p text:style-name="P6">Απαιτήσεις</text:p>
      <text:p text:style-name="P6"><text:span text:style-name="T2"/></text:p>
      <text:p text:style-name="P6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2:41:27.725000000</meta:creation-date>
    <dc:date>2017-11-11T13:08:31.552000000</dc:date>
    <meta:editing-duration>PT27M</meta:editing-duration>
    <meta:editing-cycles>9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14" meta:word-count="140" meta:character-count="1001" meta:non-whitespace-character-count="869"/>
  </office:meta>
</office:document-meta>
</file>